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7583in"/>
        </style:tab-stops>
      </style:paragraph-properties>
      <style:text-properties fo:font-size="12pt" style:text-underline-style="none" style:font-size-asian="12pt" style:font-size-complex="12pt"/>
    </style:style>
    <style:style style:name="P3" style:family="paragraph" style:parent-style-name="Standard" style:list-style-name="L4">
      <style:paragraph-properties fo:text-align="start" style:justify-single-word="false">
        <style:tab-stops>
          <style:tab-stop style:position="1.7583in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4">
      <style:paragraph-properties fo:text-align="start" style:justify-single-word="false">
        <style:tab-stops>
          <style:tab-stop style:position="1.7583in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9pt" style:text-underline-style="none" style:font-size-asian="9pt" style:font-size-complex="9pt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</style:style>
    <style:style style:name="P15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</style:style>
    <style:style style:name="P18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apter 6</text:p>
      <text:p text:style-name="P8">---</text:p>
      <text:p text:style-name="P9">Linux Filesystem Administration</text:p>
      <text:list xml:id="list2472288577614752294" text:style-name="L1">
        <text:list-item>
          <text:list>
            <text:list-header>
              <text:p text:style-name="P13"><text:span text:style-name="T3"/></text:p>
              <text:p text:style-name="P13"><text:span text:style-name="T3">6.1 <text:s/>Consider Adding These Command-Line Tools</text:span></text:p>
            </text:list-header>
          </text:list>
        </text:list-item>
      </text:list>
      <text:p text:style-name="P1"><text:span text:style-name="T1"/></text:p>
      <text:p text:style-name="P1"><text:span text:style-name="T1">df</text:span> - </text:p>
      <text:list xml:id="list2511449383728849420" text:style-name="L5">
        <text:list-item>
          <text:p text:style-name="P12">[root@joetestbox ~]# df</text:p>
          <text:p text:style-name="P12">Filesystem<text:tab/>1K-blocks <text:s text:c="5"/><text:tab/>Used <text:tab/><text:tab/>Available <text:tab/>Use% <text:tab/>Mounted on</text:p>
          <text:p text:style-name="P12">/dev/sda2<text:tab/><text:tab/>282171104 <text:s/><text:tab/>19338420<text:tab/>248499144 <text:s text:c="2"/><text:tab/>8% <text:tab/>/</text:p>
          <text:p text:style-name="P12">tmpfs<text:tab/><text:tab/>1958204 <text:s text:c="7"/><text:tab/>80 <text:s text:c="2"/><text:tab/><text:tab/>1958124 <text:s text:c="2"/><text:tab/>1% <text:tab/>/dev/shm</text:p>
          <text:p text:style-name="P12">/dev/sda1<text:tab/><text:tab/>198337<text:tab/><text:tab/>58929 <text:s text:c="3"/><text:tab/><text:tab/>129168 <text:s/><text:tab/><text:tab/>32% <text:tab/>/boot</text:p>
        </text:list-item>
      </text:list>
      <text:p text:style-name="P1"/>
      <text:p text:style-name="P2"><text:span text:style-name="T1">mount </text:span><text:span text:style-name="T2">- lists the way each drive and partition is formatted.<text:line-break/></text:span></text:p>
      <text:list xml:id="list2078423266760888179" text:style-name="L4">
        <text:list-item>
          <text:p text:style-name="P3"><text:span text:style-name="T11">[root@joetestbox ~]# mount</text:span></text:p>
          <text:p text:style-name="P3"><text:span text:style-name="T11">/dev/sda2 on / type ext4 (rw)</text:span></text:p>
          <text:p text:style-name="P11"><text:span text:style-name="T2">proc on /proc type proc (rw)</text:span></text:p>
          <text:p text:style-name="P11"><text:span text:style-name="T2">sysfs on /sys type sysfs (rw)</text:span></text:p>
          <text:p text:style-name="P11"><text:span text:style-name="T2">devpts on /dev/pts type devpts (rw,gid=5,mode=620)</text:span></text:p>
          <text:p text:style-name="P11"><text:span text:style-name="T2">tmpfs on /dev/shm type tmpfs (rw,rootcontext="system_u:object_r:tmpfs_t:s0")</text:span></text:p>
          <text:p text:style-name="P11"><text:span text:style-name="T2">/dev/sda1 on /boot type ext4 (rw)</text:span></text:p>
          <text:p text:style-name="P11"><text:span text:style-name="T2">none on /proc/sys/fs/binfmt_misc type binfmt_misc (rw)</text:span></text:p>
          <text:p text:style-name="P11"><text:span text:style-name="T2">sunrpc on /var/lib/nfs/rpc_pipefs type rpc_pipefs (rw)</text:span></text:p>
          <text:p text:style-name="P3"><text:span text:style-name="T11">gvfs-fuse-daemon on /root/.gvfs type fuse.gvfs-fuse-daemon (rw,nosuid,nodev)</text:span></text:p>
        </text:list-item>
      </text:list>
      <text:p text:style-name="P2"><text:span text:style-name="T2"><text:line-break/></text:span><text:span text:style-name="T7">fdisk</text:span><text:span text:style-name="T2"> - </text:span></text:p>
      <text:list xml:id="list1887620780029047055" text:style-name="L2">
        <text:list-item>
          <text:p text:style-name="P10"><text:span text:style-name="T9">p</text:span><text:span text:style-name="T8"> - </text:span><text:span text:style-name="T9">p</text:span><text:span text:style-name="T8">rint parition table.</text:span></text:p>
        </text:list-item>
        <text:list-item>
          <text:p text:style-name="P10"><text:span text:style-name="T9">n</text:span><text:span text:style-name="T8"> - </text:span><text:span text:style-name="T9">n</text:span><text:span text:style-name="T8">ew partition.</text:span></text:p>
        </text:list-item>
        <text:list-item>
          <text:p text:style-name="P14"><text:span text:style-name="T9">p</text:span><text:span text:style-name="T8">rimary</text:span></text:p>
        </text:list-item>
        <text:list-item>
          <text:p text:style-name="P14"><text:span text:style-name="T9">l</text:span><text:span text:style-name="T8">ogical</text:span></text:p>
        </text:list-item>
        <text:list-item>
          <text:p text:style-name="P14"><text:span text:style-name="T9">e</text:span><text:span text:style-name="T8">xtended</text:span></text:p>
        </text:list-item>
        <text:list-item>
          <text:p text:style-name="P18"><text:span text:style-name="T10">t</text:span><text:span text:style-name="T8"> - change partition identifier. <text:s/></text:span><text:span text:style-name="T10">L</text:span><text:span text:style-name="T8"> to list numbers. <text:s/></text:span></text:p>
        </text:list-item>
        <text:list-item>
          <text:p text:style-name="P15"><text:span text:style-name="T8">82 = swap, 83 = linux, 85 = extended, 8e = Linux LVM</text:span></text:p>
        </text:list-item>
        <text:list-item>
          <text:p text:style-name="P18"><text:span text:style-name="T10">w</text:span><text:span text:style-name="T8"> - </text:span><text:span text:style-name="T10">w</text:span><text:span text:style-name="T8">rite changes to disk.</text:span></text:p>
        </text:list-item>
        <text:list-item>
          <text:p text:style-name="P17"><text:span text:style-name="T9">d</text:span><text:span text:style-name="T8"> - </text:span><text:span text:style-name="T9">d</text:span><text:span text:style-name="T8">elete partition.</text:span></text:p>
          <text:p text:style-name="P17"><text:span text:style-name="T8"/></text:p>
        </text:list-item>
      </text:list>
      <text:p text:style-name="P16"><text:span text:style-name="T10">partprobe</text:span></text:p>
      <text:p text:style-name="P16"><text:span text:style-name="T10">kpartx</text:span></text:p>
      <text:p text:style-name="P1"><text:span text:style-name="T2"><text:tab/></text:span></text:p>
      <text:p text:style-name="P1"><text:span text:style-name="T2"/></text:p>
      <text:p text:style-name="P1"><text:span text:style-name="T2">Four primary partitions. <text:s/>If you need more than four, configure the fourth as an extended partition and create </text:span></text:p>
      <text:p text:style-name="P1"><text:span text:style-name="T2"/></text:p>
      <text:p text:style-name="P4">parted<text:span text:style-name="T2"> - </text:span></text:p>
      <text:list xml:id="list1223886782059720157" text:style-name="L7">
        <text:list-item>
          <text:p text:style-name="P5">print<text:span text:style-name="T2"> - </text:span></text:p>
        </text:list-item>
        <text:list-item>
          <text:p text:style-name="P5">mklabel<text:span text:style-name="T2"> - first thing ou have to do before working on a new drive. <text:s/>Default for linux = </text:span>msdos</text:p>
        </text:list-item>
        <text:list-item>
          <text:p text:style-name="P5">mkpart<text:span text:style-name="T2"> - </text:span></text:p>
        </text:list-item>
        <text:list-item>
          <text:p text:style-name="P5">mkpartfs<text:span text:style-name="T2"> - </text:span></text:p>
        </text:list-item>
        <text:list-item>
          <text:p text:style-name="P5">set<text:span text:style-name="T2"> - set flags. <text:s/>LVM, bootable, etc.</text:span></text:p>
        </text:list-item>
        <text:list-item>
          <text:p text:style-name="P5">rm<text:span text:style-name="T5"> #</text:span><text:span text:style-name="T6"> - remove # partition.</text:span></text:p>
        </text:list-item>
      </text:list>
      <text:p text:style-name="P4"><text:soft-page-break/><text:span text:style-name="T6"/></text:p>
      <text:p text:style-name="P4">resize2fs<text:span text:style-name="T2"> -</text:span></text:p>
      <text:p text:style-name="P4"><text:span text:style-name="T2"/></text:p>
      <text:list xml:id="list610083310704734512" text:style-name="L8">
        <text:list-item>
          <text:list>
            <text:list-item>
              <text:p text:style-name="P6"><text:span text:style-name="T4">LVM: Logical Volume Management</text:span></text:p>
            </text:list-item>
          </text:list>
        </text:list-item>
      </text:list>
      <text:p text:style-name="P4"><text:span text:style-name="T2">LVM is a more flexible way of allocating space on mass storage devices than conventional partitioning schemes. <text:s/>A volume manager can concatenate, stripe together or otherwise combine partitions into a larger virtual partition that administrators can resize or move (potentially) without interrupting system use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2:09:32</meta:creation-date>
    <dc:date>2013-07-21T00:00:53</dc:date>
    <meta:editing-duration>P18DT1H36M10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2" meta:paragraph-count="45" meta:word-count="297" meta:character-count="1780"/>
  </office:meta>
</office:document-meta>
</file>